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05463">
            <text:p>205463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03591">
            <text:p>203591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01505">
            <text:p>20150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99414">
            <text:p>199414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97675">
            <text:p>197675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95351">
            <text:p>195351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92994">
            <text:p>192994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89973">
            <text:p>189973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87327">
            <text:p>187327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83957">
            <text:p>183957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81228">
            <text:p>181228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78972">
            <text:p>178972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75925">
            <text:p>175925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72434">
            <text:p>172434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68941">
            <text:p>168941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65155">
            <text:p>165155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62488">
            <text:p>162488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59516">
            <text:p>159516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56363">
            <text:p>15636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52271">
            <text:p>152271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47577">
            <text:p>147577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43626">
            <text:p>143626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39422">
            <text:p>139422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35586">
            <text:p>135586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32547">
            <text:p>132547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28948">
            <text:p>12894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24632">
            <text:p>12463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19827">
            <text:p>119827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15242">
            <text:p>115242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10574">
            <text:p>110574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05792">
            <text:p>105792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01739">
            <text:p>101739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97689">
            <text:p>97689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92472">
            <text:p>92472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86498">
            <text:p>86498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80589">
            <text:p>80589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74386">
            <text:p>74386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69176">
            <text:p>6917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63927">
            <text:p>63927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59138">
            <text:p>5913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53578">
            <text:p>53578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47021">
            <text:p>47021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41035">
            <text:p>41035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35713">
            <text:p>35713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31506">
            <text:p>31506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27980">
            <text:p>27980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24747">
            <text:p>24747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21157">
            <text:p>21157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7660">
            <text:p>17660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2462">
            <text:p>12462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2462">
            <text:p>12462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0149">
            <text:p>10149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9172">
            <text:p>917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7375">
            <text:p>7375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5883">
            <text:p>5883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4636">
            <text:p>4636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3858">
            <text:p>3858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4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42:14.69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